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7453in" draw:visible-area-height="8.71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7453in" svg:height="8.7189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text:soft-page-break/></text:p>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0-12-21T17:19:14.73</dc:date>
    <dc:creator>Eric Chang</dc:creator>
    <meta:editing-duration>PT04H32M20S</meta:editing-duration>
    <meta:editing-cycles>16</meta:editing-cycles>
    <meta:generator>OpenOffice.org/3.2$Win32 OpenOffice.org_project/320m18$Build-9502</meta:generator>
    <meta:document-statistic meta:table-count="0" meta:image-count="0" meta:object-count="1" meta:page-count="3" meta:paragraph-count="9" meta:word-count="909" meta:character-count="5394"/>
  </office:meta>
</office:document-meta>
</file>